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2debc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normal" officeooo:rsid="0002debc" officeooo:paragraph-rsid="0002debc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2debc" style:font-size-asian="15.75pt" style:font-weight-asian="bold" style:font-size-complex="18pt" style:font-weight-complex="bold"/>
    </style:style>
    <style:style style:name="T2" style:family="text">
      <style:text-properties officeooo:rsid="00039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Assignment – 3</text:span></text:p>
      <text:p text:style-name="P1"/>
      <text:p text:style-name="P2"/>
      <text:p text:style-name="P2"/>
      <text:p text:style-name="P2"><text:s text:c="5"/>Que1) Does ANSI recognize the datatype DATE?</text:p>
      <text:p text:style-name="P2"/>
      <text:p text:style-name="P2"><text:s text:c="5"/>Ans) <text:s text:c="2"/><text:span text:style-name="T2">No</text:span></text:p>
      <text:p text:style-name="P2"/>
      <text:p text:style-name="P2"/>
      <text:p text:style-name="P2"/>
      <text:p text:style-name="P2"/>
      <text:p text:style-name="P2"><text:s text:c="5"/>Que2) Which subdivision of sql is used to insert values in <text:s text:c="2"/></text:p>
      <text:p text:style-name="P2"><text:s text:c="16"/>tables?</text:p>
      <text:p text:style-name="P2"/>
      <text:p text:style-name="P2"><text:s text:c="5"/>Ans) <text:s/>INS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15:19:49.040826806</meta:creation-date>
    <dc:date>2023-09-14T14:59:50.506651661</dc:date>
    <meta:editing-duration>PT8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5" meta:character-count="240" meta:non-whitespace-character-count="121"/>
  </office:meta>
</office:document-meta>
</file>